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10/29/14</text:p>
      <text:p text:style-name="Standard">HW 7</text:p>
      <text:p text:style-name="Standard"/>
      <text:p text:style-name="Standard">Honor Code Pledge: _____________________________________________________</text:p>
      <text:p text:style-name="Standard"/>
      <text:p text:style-name="Standard"/>
      <text:p text:style-name="P1">Question 1</text:p>
      <text:p text:style-name="P1"><text:span text:style-name="T2">Put all of the restaurants into a set </text:span><text:span text:style-name="T4">x[1, …,n]. In location </text:span><text:span text:style-name="T3">n</text:span><text:span text:style-name="T4"> is not a part of the optimal set of restaurants, then the optimal set of restaurants really comes from the set y[1, …, n-1]. However, if </text:span><text:span text:style-name="T3">n</text:span><text:span text:style-name="T4"> is a part of the optimal set of restaurants, then the optimal set consists of </text:span><text:span text:style-name="T3">n</text:span><text:span text:style-name="T4">, as well as all restaurants in the the set q[1, …, i] where </text:span><text:span text:style-name="T3">i</text:span><text:span text:style-name="T4"> is the location in the optimal set preceding </text:span><text:span text:style-name="T3">n</text:span><text:span text:style-name="T4">, and the distance between </text:span><text:span text:style-name="T3">n </text:span><text:span text:style-name="T4">and </text:span><text:span text:style-name="T3">i</text:span><text:span text:style-name="T4"> is at least k miles. So we can use this relation to recurse down the set of possible locations, until we reach the beginning of the set, and then move back up the set, adding the appropriate locations into the optimal set. The complexity of this algorithm would be O(n) for n possible locations.</text:span></text:p>
      <text:p text:style-name="P1"><text:span text:style-name="T2"/></text:p>
      <text:p text:style-name="P1"><text:span text:style-name="T2"/></text:p>
      <text:p text:style-name="P1"><text:span text:style-name="T1">Question 2</text:span></text:p>
      <text:p text:style-name="P1"><text:span text:style-name="T2">For the set x[1, …, n] we can take out the subset x[i, …, j]. Looking at this subset if </text:span><text:span text:style-name="T3">i = j</text:span><text:span text:style-name="T4"> then the longest palindrome of x[i, …, j] would be equal to the longest palindrome of the subset x[i+1, …, j-1] with x[i] and x[j] appended to the end of that palindrome. If x[i]</text:span><text:span text:style-name="T3"> </text:span><text:span text:style-name="T4">and x[j] are not equal to one another, then the longest palindrome that can come out of the subset x[i, …, j] would come from either x[i+1, …, j] or x[i, …, j-1]. So in order to find the longest palindrome from the set x[1, …, n] we would first check to see that the characters at x[1] and x[n] are equal. If they are, store them in another array, A, then begin to work down through the set </text:span><text:span text:style-name="T3">x</text:span><text:span text:style-name="T4"> until you have checked all characters against one another, then recurse back up, storing all of the matching characters in an array A. At the end of this, use the array A to create the palindromes from the original set, x.</text:span></text:p>
      <text:p text:style-name="P1"><text:span text:style-name="T4"/></text:p>
      <text:p text:style-name="P1"><text:span text:style-name="T4"/></text:p>
      <text:p text:style-name="P1"><text:span text:style-name="T4"/></text:p>
      <text:p text:style-name="Standard"><text:span text:style-name="T4">Sources use for assignment: </text:span><text:a xlink:type="simple" xlink:href="http://vlsicad.ucsd.edu/courses/cse101-w14/hw/hw4_solutions.pdf"><text:span text:style-name="T4">http://vlsicad.ucsd.edu/courses/cse101-w14/hw/hw4_solutions.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10-28T14:10:27</meta:creation-date>
    <dc:date>2014-10-29T10:41:37</dc:date>
    <dc:creator>user </dc:creator>
    <meta:editing-duration>PT14H35M54S</meta:editing-duration>
    <meta:editing-cycles>5</meta:editing-cycles>
    <meta:generator>LibreOffice/3.5$Linux_X86_64 LibreOffice_project/350m1$Build-2</meta:generator>
    <meta:document-statistic meta:table-count="0" meta:image-count="0" meta:object-count="0" meta:page-count="1" meta:paragraph-count="10" meta:word-count="337" meta:character-count="1826" meta:non-whitespace-character-count="1499"/>
  </office:meta>
</office:document-meta>
</file>